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A7D577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3cm" svg:height="0.946cm" svg:x="1.4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6.76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428cm" svg:height="0.337cm" svg:x="2.336cm" svg:y="2.528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3.636cm" svg:y="3.829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4.936cm" svg:y="1.23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3.636cm" svg:y="5.13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6.236cm" svg:y="5.131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2.336cm" svg:y="6.432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7.536cm" svg:y="7.732cm">
          <draw:image xlink:href="Pictures/10000201000001F4000001F4A7D57751.png" xlink:type="simple" xlink:show="embed" xlink:actuate="onLoad">
            <text:p/>
          </draw:image>
        </draw:frame>
        <draw:frame draw:style-name="gr3" draw:text-style-name="P2" draw:layer="layout" svg:width="0.718cm" svg:height="0.692cm" svg:x="3.488cm" svg:y="1.044cm">
          <draw:text-box>
            <text:p><text:span text:style-name="T1">2</text:span></text:p>
          </draw:text-box>
        </draw:frame>
        <draw:frame draw:style-name="gr3" draw:text-style-name="P2" draw:layer="layout" svg:width="0.718cm" svg:height="0.692cm" svg:x="6.088cm" svg:y="1.0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6.088cm" svg:y="2.3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4.788cm" svg:y="2.344cm">
          <draw:text-box>
            <text:p><text:span text:style-name="T1">2</text:span></text:p>
          </draw:text-box>
        </draw:frame>
        <draw:frame draw:style-name="gr3" draw:text-style-name="P2" draw:layer="layout" svg:width="0.718cm" svg:height="0.692cm" svg:x="3.488cm" svg:y="2.344cm">
          <draw:text-box>
            <text:p><text:span text:style-name="T1">3</text:span></text:p>
          </draw:text-box>
        </draw:frame>
        <draw:frame draw:style-name="gr3" draw:text-style-name="P2" draw:layer="layout" svg:width="0.718cm" svg:height="0.692cm" svg:x="4.988cm" svg:y="1.0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2.388cm" svg:y="2.344cm">
          <draw:text-box>
            <text:p><text:span text:style-name="T1">2</text:span></text:p>
          </draw:text-box>
        </draw:frame>
        <draw:frame draw:style-name="gr3" draw:text-style-name="P2" draw:layer="layout" svg:width="0.718cm" svg:height="0.692cm" svg:x="2.188cm" svg:y="1.0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0.888cm" svg:y="1.0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0.888cm" svg:y="2.3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0.888cm" svg:y="3.6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2.188cm" svg:y="3.644cm">
          <draw:text-box>
            <text:p><text:span text:style-name="T1">3</text:span></text:p>
          </draw:text-box>
        </draw:frame>
        <draw:frame draw:style-name="gr3" draw:text-style-name="P2" draw:layer="layout" svg:width="0.718cm" svg:height="0.692cm" svg:x="3.688cm" svg:y="3.644cm">
          <draw:text-box>
            <text:p><text:span text:style-name="T1">3</text:span></text:p>
          </draw:text-box>
        </draw:frame>
        <draw:frame draw:style-name="gr3" draw:text-style-name="P2" draw:layer="layout" svg:width="0.718cm" svg:height="0.692cm" svg:x="4.788cm" svg:y="3.644cm">
          <draw:text-box>
            <text:p><text:span text:style-name="T1">3</text:span></text:p>
          </draw:text-box>
        </draw:frame>
        <draw:frame draw:style-name="gr3" draw:text-style-name="P2" draw:layer="layout" svg:width="0.718cm" svg:height="0.692cm" svg:x="4.788cm" svg:y="4.944cm">
          <draw:text-box>
            <text:p><text:span text:style-name="T1">3</text:span></text:p>
          </draw:text-box>
        </draw:frame>
        <draw:frame draw:style-name="gr3" draw:text-style-name="P2" draw:layer="layout" svg:width="0.718cm" svg:height="0.692cm" svg:x="3.688cm" svg:y="4.944cm">
          <draw:text-box>
            <text:p><text:span text:style-name="T1">3</text:span></text:p>
          </draw:text-box>
        </draw:frame>
        <draw:frame draw:style-name="gr3" draw:text-style-name="P2" draw:layer="layout" svg:width="0.718cm" svg:height="0.692cm" svg:x="2.188cm" svg:y="4.944cm">
          <draw:text-box>
            <text:p><text:span text:style-name="T1">3</text:span></text:p>
          </draw:text-box>
        </draw:frame>
        <draw:frame draw:style-name="gr3" draw:text-style-name="P2" draw:layer="layout" svg:width="0.718cm" svg:height="0.692cm" svg:x="4.788cm" svg:y="6.244cm">
          <draw:text-box>
            <text:p><text:span text:style-name="T1">2</text:span></text:p>
          </draw:text-box>
        </draw:frame>
        <draw:frame draw:style-name="gr3" draw:text-style-name="P2" draw:layer="layout" svg:width="0.718cm" svg:height="0.692cm" svg:x="3.488cm" svg:y="6.244cm">
          <draw:text-box>
            <text:p><text:span text:style-name="T1">2</text:span></text:p>
          </draw:text-box>
        </draw:frame>
        <draw:frame draw:style-name="gr3" draw:text-style-name="P2" draw:layer="layout" svg:width="0.718cm" svg:height="0.692cm" svg:x="2.388cm" svg:y="6.244cm">
          <draw:text-box>
            <text:p><text:span text:style-name="T1">2</text:span></text:p>
          </draw:text-box>
        </draw:frame>
        <draw:frame draw:style-name="gr3" draw:text-style-name="P2" draw:layer="layout" svg:width="0.718cm" svg:height="0.692cm" svg:x="6.088cm" svg:y="3.6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7.388cm" svg:y="3.6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7.388cm" svg:y="4.9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7.388cm" svg:y="6.244cm">
          <draw:text-box>
            <text:p><text:span text:style-name="T1">2</text:span></text:p>
          </draw:text-box>
        </draw:frame>
        <draw:frame draw:style-name="gr3" draw:text-style-name="P2" draw:layer="layout" svg:width="0.718cm" svg:height="0.692cm" svg:x="6.088cm" svg:y="6.244cm">
          <draw:text-box>
            <text:p><text:span text:style-name="T1">2</text:span></text:p>
          </draw:text-box>
        </draw:frame>
        <draw:frame draw:style-name="gr3" draw:text-style-name="P2" draw:layer="layout" svg:width="0.718cm" svg:height="0.692cm" svg:x="6.288cm" svg:y="4.9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0.888cm" svg:y="6.2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0.888cm" svg:y="4.9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0.888cm" svg:y="7.5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2.188cm" svg:y="7.5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3.488cm" svg:y="7.5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8.588cm" svg:y="6.2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8.588cm" svg:y="7.5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7.588cm" svg:y="7.5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6.088cm" svg:y="7.544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9.3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16:41:04.938913620</meta:creation-date>
    <dc:date>2016-08-11T18:23:18.550581627</dc:date>
    <dc:creator>elucterio </dc:creator>
    <meta:editing-duration>PT47M8S</meta:editing-duration>
    <meta:editing-cycles>22</meta:editing-cycles>
    <meta:generator>LibreOffice/4.2.8.2$Linux_X86_64 LibreOffice_project/420m0$Build-2</meta:generator>
    <meta:document-statistic meta:object-count="72"/>
  </office:meta>
</office:document-meta>
</file>